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4.8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3.6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4.65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982cm" style:use-optimal-column-width="false"/>
    </style:style>
    <style:style style:name="ro1" style:family="table-row">
      <style:table-row-properties style:row-height="0.971cm"/>
    </style:style>
    <style:style style:name="ro2" style:family="table-row">
      <style:table-row-properties style:row-height="0.967cm"/>
    </style:style>
    <style:style style:name="ro3" style:family="table-row">
      <style:table-row-properties style:row-height="0.976cm"/>
    </style:style>
    <style:style style:name="ro4" style:family="table-row">
      <style:table-row-properties style:row-height="0.966cm"/>
    </style:style>
    <style:style style:name="ro5" style:family="table-row">
      <style:table-row-properties style:row-height="0.974cm"/>
    </style:style>
    <style:style style:name="ro6" style:family="table-row">
      <style:table-row-properties style:row-height="0.975cm"/>
    </style:style>
    <style:style style:name="ro7" style:family="table-row">
      <style:table-row-properties style:row-height="0.965cm"/>
    </style:style>
    <style:style style:name="ro8" style:family="table-row">
      <style:table-row-properties style:row-height="0.973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language="pt" fo:country="BR"/>
    </style:style>
    <style:style style:name="T1" style:family="text">
      <style:text-properties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ilh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lh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Conjunto de itens;</text:span></text:p>
                <text:list>
                  <text:list-item>
                    <text:p><text:span text:style-name="T1">Novos itens podem ser inseridos e removidos;</text:span></text:p>
                    <text:list>
                      <text:list-item>
                        <text:p><text:span text:style-name="T1">Sempre do topo;</text:span></text:p>
                      </text:list-item>
                      <text:list-item>
                        <text:p><text:span text:style-name="T1">Ocasionalmente chamada de LIFO (Last In, First Out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Operações primitivas:</text:span></text:p>
                <text:list>
                  <text:list-item>
                    <text:p><text:span text:style-name="T1">push(item);</text:span></text:p>
                    <text:list>
                      <text:list-item>
                        <text:p><text:span text:style-name="T1">Insere o dado item no topo da pilha;</text:span></text:p>
                      </text:list-item>
                      <text:list-item>
                        <text:p><text:span text:style-name="T1">Ação de empilhamento;</text:span></text:p>
                      </text:list-item>
                    </text:list>
                  </text:list-item>
                  <text:list-item>
                    <text:p><text:span text:style-name="T1">Item = pop();</text:span></text:p>
                    <text:list>
                      <text:list-item>
                        <text:p><text:span text:style-name="T1">Remove o dado no topo da pilha e atribui seu valor a item;</text:span></text:p>
                      </text:list-item>
                      <text:list-item>
                        <text:p><text:span text:style-name="T1">Ação de desempilhar;</text:span></text:p>
                      </text:list-item>
                      <text:list-item>
                        <text:p><text:span text:style-name="T1">Não pode ser utilizado em uma pilha vazia (não existe o que desempilhar);</text:span></text:p>
                      </text:list-item>
                    </text:list>
                  </text:list-item>
                  <text:list-item>
                    <text:p><text:span text:style-name="T1">empty();</text:span></text:p>
                    <text:list>
                      <text:list-item>
                        <text:p><text:span text:style-name="T1">Diz se a pilha está vazia ou não;</text:span></text:p>
                      </text:list-item>
                    </text:list>
                  </text:list-item>
                  <text:list-item>
                    <text:p><text:span text:style-name="T1">stacktop(pilha);</text:span></text:p>
                    <text:list>
                      <text:list-item>
                        <text:p><text:span text:style-name="T1">Diz qual é o elemento que está no topo da pilha sem retirá-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ilhas</text:p>
          </draw:text-box>
        </draw:frame>
        <draw:frame draw:style-name="standard" draw:layer="layout" svg:width="6.981cm" svg:height="0.971cm" svg:x="18.038cm" svg:y="10.31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3.751cm" svg:height="0.962cm" svg:x="3.049cm" svg:y="10.317cm">
          <draw:text-box>
            <text:p><text:span text:style-name="T1">push(1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ilhas</text:p>
          </draw:text-box>
        </draw:frame>
        <draw:frame draw:style-name="standard" draw:layer="layout" svg:width="6.981cm" svg:height="1.947cm" svg:x="18.038cm" svg:y="10.311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2"><text:span text:style-name="T1">20</text:span></text:p>
              </table:table-cell>
            </table:table-row>
            <table:table-row table:style-name="ro3">
              <table:table-cell table:style-name="ce1">
                <text:p text:style-name="P2"><text:span text:style-name="T1">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4.551cm" svg:height="1.673cm" svg:x="3.049cm" svg:y="10.317cm">
          <draw:text-box>
            <text:p><text:span text:style-name="T1">push(10);</text:span></text:p>
            <text:p><text:span text:style-name="T1">push(2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ilhas</text:p>
          </draw:text-box>
        </draw:frame>
        <draw:frame draw:style-name="standard" draw:layer="layout" svg:width="6.981cm" svg:height="2.92cm" svg:x="18.038cm" svg:y="10.311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2"><text:span text:style-name="T1">30</text:span></text:p>
              </table:table-cell>
            </table:table-row>
            <table:table-row table:style-name="ro5">
              <table:table-cell table:style-name="ce1">
                <text:p text:style-name="P2"><text:span text:style-name="T1">20</text:span></text:p>
              </table:table-cell>
            </table:table-row>
            <table:table-row table:style-name="ro6">
              <table:table-cell table:style-name="ce1">
                <text:p text:style-name="P2"><text:span text:style-name="T1">1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3" draw:layer="layout" svg:width="5.351cm" svg:height="2.384cm" svg:x="3.049cm" svg:y="10.317cm">
          <draw:text-box>
            <text:p><text:span text:style-name="T1">push(10);</text:span></text:p>
            <text:p><text:span text:style-name="T1">push(20);</text:span></text:p>
            <text:p><text:span text:style-name="T1">push(3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ilhas</text:p>
          </draw:text-box>
        </draw:frame>
        <draw:frame draw:style-name="standard" draw:layer="layout" svg:width="6.981cm" svg:height="3.893cm" svg:x="18.038cm" svg:y="10.311cm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1">
                <text:p text:style-name="P2"><text:span text:style-name="T1">123</text:span></text:p>
              </table:table-cell>
            </table:table-row>
            <table:table-row table:style-name="ro8">
              <table:table-cell table:style-name="ce1">
                <text:p text:style-name="P2"><text:span text:style-name="T1">30</text:span></text:p>
              </table:table-cell>
            </table:table-row>
            <table:table-row table:style-name="ro8">
              <table:table-cell table:style-name="ce1">
                <text:p text:style-name="P2"><text:span text:style-name="T1">20</text:span></text:p>
              </table:table-cell>
            </table:table-row>
            <table:table-row table:style-name="ro3">
              <table:table-cell table:style-name="ce1">
                <text:p text:style-name="P2"><text:span text:style-name="T1">1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3" draw:layer="layout" svg:width="4.151cm" svg:height="3.095cm" svg:x="3.049cm" svg:y="10.317cm">
          <draw:text-box>
            <text:p><text:span text:style-name="T1">push(10);</text:span></text:p>
            <text:p><text:span text:style-name="T1">push(20);</text:span></text:p>
            <text:p><text:span text:style-name="T1">push(30);</text:span></text:p>
            <text:p><text:span text:style-name="T1">push(123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Pilhas</text:p>
          </draw:text-box>
        </draw:frame>
        <draw:frame draw:style-name="standard" draw:layer="layout" svg:width="6.981cm" svg:height="2.92cm" svg:x="18.038cm" svg:y="10.31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2"><text:span text:style-name="T1">30</text:span></text:p>
              </table:table-cell>
            </table:table-row>
            <table:table-row table:style-name="ro5">
              <table:table-cell table:style-name="ce1">
                <text:p text:style-name="P2"><text:span text:style-name="T1">20</text:span></text:p>
              </table:table-cell>
            </table:table-row>
            <table:table-row table:style-name="ro6">
              <table:table-cell table:style-name="ce1">
                <text:p text:style-name="P2"><text:span text:style-name="T1">1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3" draw:layer="layout" svg:width="5.151cm" svg:height="3.806cm" svg:x="3.049cm" svg:y="10.316cm">
          <draw:text-box>
            <text:p><text:span text:style-name="T1">push(10);</text:span></text:p>
            <text:p><text:span text:style-name="T1">push(20);</text:span></text:p>
            <text:p><text:span text:style-name="T1">push(30);</text:span></text:p>
            <text:p><text:span text:style-name="T1">push(123);</text:span></text:p>
            <text:p><text:span text:style-name="T1">pop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3-28T13:31:01.572319180</meta:creation-date>
    <dc:date>2016-03-28T13:35:21.886228367</dc:date>
    <dc:creator>John Cardia</dc:creator>
    <meta:editing-duration>PT4M20S</meta:editing-duration>
    <meta:editing-cycles>1</meta:editing-cycles>
    <meta:document-statistic meta:object-count="57"/>
    <meta:generator>LibreOffice/4.4.7.2$Linux_X86_64 LibreOffice_project/40$Build-2</meta:generator>
  </office:meta>
</office:document-meta>
</file>